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alligra="http://www.calligra.org/2005/" grddl:transformation="http://docs.oasis-open.org/office/1.2/xslt/odf2rdf.xsl">
  <office:scripts/>
  <office:font-face-decls>
    <style:font-face style:name="OpenSymbol" svg:font-family="OpenSymbol"/>
    <style:font-face style:name="Sans Serif" svg:font-family="'Sans Serif'"/>
    <style:font-face style:name="Verdana" svg:font-family="Verdana, Helvetica, Arial, sans-serif"/>
    <style:font-face style:name="Courier New" svg:font-family="'Courier New', courier" style:font-pitch="fixed"/>
    <style:font-face style:name="Sans Serif1" svg:font-family="'Sans Serif'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/>
      <style:text-properties fo:font-variant="normal" fo:text-transform="none" fo:color="#000000" style:font-name="Verdana" fo:font-size="12pt" fo:font-style="normal" fo:font-weight="100"/>
    </style:style>
    <style:style style:name="P2" style:family="paragraph" style:parent-style-name="Standard">
      <style:text-properties fo:font-variant="normal" fo:text-transform="none" fo:color="#000000" style:font-name="Verdana" fo:font-size="12pt" fo:font-style="normal" fo:font-weight="100" fo:background-color="#ffffff"/>
    </style:style>
    <style:style style:name="P3" style:family="paragraph" style:parent-style-name="Standard">
      <style:text-properties fo:font-variant="normal" fo:text-transform="none" fo:color="#333333" style:font-name="Verdana" fo:font-size="12pt" fo:font-style="normal" fo:font-weight="bold"/>
    </style:style>
    <style:style style:name="P4" style:family="paragraph" style:parent-style-name="Standard">
      <style:text-properties fo:color="#000000" style:font-name="Sans Serif" fo:font-size="12pt"/>
    </style:style>
    <style:style style:name="P5" style:family="paragraph" style:parent-style-name="Standard">
      <style:paragraph-properties fo:margin-top="0in" fo:margin-bottom="0.1665in" fo:keep-together="always"/>
      <style:text-properties fo:color="#000000" style:font-name="Courier New" fo:font-size="12pt"/>
    </style:style>
    <style:style style:name="P6" style:family="paragraph" style:parent-style-name="Standard" style:master-page-name="">
      <style:paragraph-properties fo:margin-left="0in" fo:margin-right="0in" fo:text-indent="0in" style:auto-text-indent="false" style:page-number="1" style:writing-mode="lr-tb"/>
    </style:style>
    <style:style style:name="P7" style:family="paragraph" style:parent-style-name="Standard">
      <style:paragraph-properties fo:margin-top="0.1665in" fo:margin-bottom="0.1665in"/>
      <style:text-properties fo:font-variant="normal" fo:text-transform="none" fo:color="#000000" style:font-name="Verdana" fo:font-size="12pt" fo:font-style="normal" style:text-underline-style="solid" style:text-underline-width="auto" style:text-underline-color="font-color" fo:font-weight="bold"/>
    </style:style>
    <style:style style:name="P8" style:family="paragraph" style:parent-style-name="Standard">
      <style:paragraph-properties fo:margin-top="0.1665in" fo:margin-bottom="0.1665in"/>
      <style:text-properties fo:font-variant="normal" fo:text-transform="none" fo:color="#000000" style:font-name="Verdana" fo:font-size="12pt" fo:font-style="normal" fo:font-weight="bold"/>
    </style:style>
    <style:style style:name="P9" style:family="paragraph" style:parent-style-name="Standard">
      <style:paragraph-properties fo:margin-top="0.1665in" fo:margin-bottom="0.1665in"/>
      <style:text-properties fo:font-variant="normal" fo:text-transform="none" fo:color="#000000" style:font-name="Verdana" fo:font-size="12pt" fo:font-style="normal" fo:font-weight="100"/>
    </style:style>
    <style:style style:name="P10" style:family="paragraph" style:parent-style-name="Standard">
      <style:paragraph-properties fo:margin-top="0.1665in" fo:margin-bottom="0.1665in"/>
      <style:text-properties fo:font-variant="normal" fo:text-transform="none" fo:color="#000000" style:text-line-through-style="none" style:font-name="Sans Serif" fo:font-size="12pt" fo:font-style="italic" style:text-underline-style="solid" style:text-underline-width="auto" style:text-underline-color="font-color" fo:font-weight="bold" fo:background-color="transparent"/>
    </style:style>
    <style:style style:name="P11" style:family="paragraph" style:parent-style-name="Standard">
      <style:paragraph-properties fo:margin-top="0.1665in" fo:margin-bottom="0.1665in"/>
      <style:text-properties fo:font-variant="normal" fo:text-transform="none" fo:color="#000000" style:text-line-through-style="none" style:font-name="Sans Serif" fo:font-size="8pt" fo:font-style="normal" style:text-underline-style="none" fo:font-weight="normal" fo:background-color="transparent"/>
    </style:style>
    <style:style style:name="P12" style:family="paragraph" style:parent-style-name="Standard" style:list-style-name="L1">
      <style:text-properties fo:font-variant="normal" fo:text-transform="none" fo:color="#000000" style:font-name="Verdana" fo:font-size="12pt" fo:font-style="normal" fo:font-weight="100"/>
    </style:style>
    <style:style style:name="P13" style:family="paragraph" style:parent-style-name="Standard" style:list-style-name="L2">
      <style:text-properties fo:font-variant="normal" fo:text-transform="none" fo:color="#000000" style:text-line-through-style="none" style:font-name="Sans Serif" fo:font-size="8pt" fo:font-style="normal" style:text-underline-style="none" fo:font-weight="normal" fo:background-color="transparent"/>
    </style:style>
    <style:style style:name="P14" style:family="paragraph" style:parent-style-name="Standard">
      <style:paragraph-properties fo:keep-together="always"/>
      <style:text-properties fo:font-variant="normal" fo:text-transform="none" fo:color="#000000" style:text-line-through-style="none" style:font-name="Sans Serif1" fo:font-size="8pt" fo:font-style="normal" style:text-underline-style="none" fo:font-weight="normal" fo:background-color="transparent"/>
    </style:style>
    <style:style style:name="P15" style:family="paragraph" style:parent-style-name="Standard">
      <style:text-properties fo:color="#000000" style:font-name="Courier New" fo:font-size="12pt" fo:font-weight="bold"/>
    </style:style>
    <style:style style:name="P16" style:family="paragraph" style:parent-style-name="Standard" style:list-style-name="L1">
      <style:paragraph-properties fo:margin-top="0.1665in" fo:margin-bottom="0in"/>
      <style:text-properties fo:font-variant="normal" fo:text-transform="none" fo:color="#000000" style:font-name="Verdana" fo:font-size="12pt" fo:font-style="normal" fo:font-weight="100"/>
    </style:style>
    <style:style style:name="P17" style:family="paragraph" style:parent-style-name="Standard" style:list-style-name="L2">
      <style:paragraph-properties fo:margin-top="0.1665in" fo:margin-bottom="0in"/>
      <style:text-properties fo:font-variant="normal" fo:text-transform="none" fo:color="#000000" style:text-line-through-style="none" style:font-name="Sans Serif" fo:font-size="8pt" fo:font-style="normal" style:text-underline-style="none" fo:font-weight="normal" fo:background-color="transparent"/>
    </style:style>
    <style:style style:name="P18" style:family="paragraph" style:parent-style-name="Standard">
      <style:paragraph-properties fo:margin-top="0.1665in" fo:margin-bottom="0in" fo:keep-together="always"/>
      <style:text-properties fo:font-variant="normal" fo:text-transform="none" fo:color="#000000" style:text-line-through-style="none" style:font-name="Sans Serif1" fo:font-size="8pt" fo:font-style="normal" style:text-underline-style="none" fo:font-weight="normal" fo:background-color="transparent"/>
    </style:style>
    <style:style style:name="P19" style:family="paragraph" style:parent-style-name="Standard" style:list-style-name="L1">
      <style:paragraph-properties fo:margin-top="0in" fo:margin-bottom="0.1665in"/>
      <style:text-properties fo:font-variant="normal" fo:text-transform="none" fo:color="#000000" style:font-name="Verdana" fo:font-size="12pt" fo:font-style="normal" fo:font-weight="100"/>
    </style:style>
    <style:style style:name="P20" style:family="paragraph" style:parent-style-name="Standard" style:list-style-name="L2">
      <style:paragraph-properties fo:margin-top="0in" fo:margin-bottom="0.1665in"/>
      <style:text-properties fo:font-variant="normal" fo:text-transform="none" fo:color="#000000" style:text-line-through-style="none" style:font-name="Sans Serif" fo:font-size="8pt" fo:font-style="normal" style:text-underline-style="none" fo:font-weight="normal" fo:background-color="transparent"/>
    </style:style>
    <style:style style:name="P21" style:family="paragraph" style:parent-style-name="Standard">
      <style:paragraph-properties fo:margin-top="0in" fo:margin-bottom="0.1665in" fo:keep-together="always"/>
      <style:text-properties fo:font-variant="normal" fo:text-transform="none" fo:color="#000000" style:text-line-through-style="none" style:font-name="Sans Serif1" fo:font-size="8pt" fo:font-style="normal" style:text-underline-style="none" fo:font-weight="normal" fo:background-color="transparent"/>
    </style:style>
    <style:style style:name="P22" style:family="paragraph" style:parent-style-name="Standard" style:master-page-name="">
      <style:paragraph-properties fo:margin-left="0in" fo:margin-right="0in" fo:text-indent="0in" style:auto-text-indent="false" style:page-number="1" style:writing-mode="lr-tb"/>
      <style:text-properties style:font-name="Courier New"/>
    </style:style>
    <style:style style:name="P23" style:family="paragraph" style:parent-style-name="Standard" style:master-page-name="Standard">
      <style:paragraph-properties fo:margin-left="0in" fo:margin-right="0in" fo:text-indent="0in" style:auto-text-indent="false" style:page-number="1" style:writing-mode="lr-tb"/>
    </style:style>
    <style:style style:name="P24" style:family="paragraph" style:parent-style-name="Standard">
      <style:paragraph-properties fo:margin-top="0.222in" fo:margin-bottom="0.1665in"/>
      <style:text-properties fo:font-variant="normal" fo:text-transform="none" fo:color="#000000" style:text-line-through-style="none" style:font-name="Sans Serif" fo:font-size="8pt" fo:font-style="normal" style:text-underline-style="none" fo:font-weight="normal" fo:background-color="transparent"/>
    </style:style>
    <style:style style:name="T1" style:family="text">
      <style:text-properties style:text-underline-style="solid" style:text-underline-width="auto" style:text-underline-color="font-color" fo:font-weight="bold"/>
    </style:style>
    <style:style style:name="T2" style:family="text">
      <style:text-properties style:text-line-through-style="none" style:font-name="Sans Serif" fo:font-style="italic" style:text-underline-style="solid" style:text-underline-width="auto" style:text-underline-color="font-color" fo:font-weight="bold" fo:background-color="transparent"/>
    </style:style>
    <style:style style:name="T3" style:family="text">
      <style:text-properties style:text-line-through-style="none" style:font-name="Sans Serif" style:text-underline-style="none" fo:background-color="transparent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4165in" fo:text-indent="0.139in" fo:margin-left="0.278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555in" fo:text-indent="0.139in" fo:margin-left="0.416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6945in" fo:text-indent="0.139in" fo:margin-left="0.555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8335in" fo:text-indent="0.139in" fo:margin-left="0.694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72in" fo:text-indent="0.139in" fo:margin-left="0.833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11in" fo:text-indent="0.139in" fo:margin-left="0.9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25in" fo:text-indent="0.139in" fo:margin-left="1.111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389in" fo:text-indent="0.139in" fo:margin-left="1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528in" fo:text-indent="0.139in" fo:margin-left="1.3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6665in" fo:text-indent="0.139in" fo:margin-left="1.528in"/>
        </style:list-level-properties>
      </text:list-level-style-number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4165in" fo:text-indent="0.139in" fo:margin-left="0.278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555in" fo:text-indent="0.139in" fo:margin-left="0.416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6945in" fo:text-indent="0.139in" fo:margin-left="0.555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8335in" fo:text-indent="0.139in" fo:margin-left="0.694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72in" fo:text-indent="0.139in" fo:margin-left="0.833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11in" fo:text-indent="0.139in" fo:margin-left="0.9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25in" fo:text-indent="0.139in" fo:margin-left="1.111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389in" fo:text-indent="0.139in" fo:margin-left="1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528in" fo:text-indent="0.139in" fo:margin-left="1.3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6665in" fo:text-indent="0.139in" fo:margin-left="1.528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ctronix &amp; the USRP1 (USB Support for ASR-2300)<text:line-break/>September 13, 2013.</text:p>
      <text:p text:style-name="P1">Issue with swig <text:line-break/>Make sure you have the following:<text:line-break/>PYTHONPATH<text:line-break/>/usr/local/lib64/python2.7.3/site-packages<text:line-break/></text:p>
      <text:p text:style-name="P1">LD_LIBRARY_PATH<text:line-break/>/home/chris/Projects/WksAsr2300/pkgs/OpenSource/host/lib/UhdAdaptor/Debug:/home/chris/Projects/gnuradio/src/uhd/host/build/lib<text:line-break/></text:p>
      <text:p text:style-name="P1">UHD_MODULE_PATH<text:line-break/>/usr/share/uhd/modules/</text:p>
      <text:p text:style-name="P1"><text:line-break/>Not sure about this command:<text:line-break/>$ yum install fftw-devel cppunit-devel wxPython-devel libusb-devel guile boost-devel alsa-lib-devel numpy gsl-devel python-devel pygsl python-cheetah python-lxml guile-devel [[PyOpenGL]]</text:p>
      <text:p text:style-name="P1"/>
      <text:p text:style-name="P1">CMAKE_FLAG1=-g3 -O0 -DCMAKE_BUILD_TYPE=Debug</text:p>
      <text:p text:style-name="P1">in the gnuradio/src directory:<text:line-break/>./build-gnuradio -extra uhd_device</text:p>
      <text:p text:style-name="P1"><text:span text:style-name="T1">Running the Eclipse A2300Identify Application (by Loctronix).<text:line-break/></text:span>This project requires you to a) run as root (if you do not have the driver properly installed) and b) identify the library location as follows:</text:p>
      <text:p text:style-name="P1">Workspace: /home/chris/Projects/WksAsr2300/pkgs/OpenSource/host/</text:p>
      <text:p text:style-name="P1">&gt; Under Eclipse | Run | Run Configurations (or Debug | Debug <text:soft-page-break/>Config):<text:line-break/>1. Select C/C++ Application.<text:line-break/>2. Select the "Environment" Tab<text:line-break/>3. Enter an "Environment" parameter called "LD_LIBRARY_PATH" like this:<text:line-break/>/home/chris/Projects/WksAsr2300/pkgs/OpenSource/host/lib/A2300Usb/Debug/<text:line-break/>4. Enter an "Environment" parameter called "UHD_MODULE_PATH"<text:line-break/>/home/chris/Projects/WksAsr2300/pkgs/OpenSource/host/lib/UhdAdaptor/Debug/libUhdAdaptor.so<text:line-break/>4. Add a value to the library location, for example:<text:line-break/>/home/chris/Projects/WksAsr2300/pkgs/OpenSource/host/lib/A2300Usb/Debug/</text:p>
      <text:p text:style-name="P7">Gnuradio Installation Notes</text:p>
      <text:p text:style-name="P1">Post Installation Notes<text:line-break/>After installing the gnuradio package I added the following lines to .bash_profile:<text:line-break/>export PATH<text:line-break/>export LD_LIBRARY_PATH=/home/chris/Projects/gnuradio/src/uhd/host/build/lib<text:line-break/>export PYTHONPATH=/usr/local/lib64/python2.7/site-packages</text:p>
      <text:p text:style-name="P1">We probably have to add to the LD_LIBRARY_PATH our new stuff:<text:line-break/>Ours is libUhdAdaptor.so and lives here:<text:line-break/>WksAsr2300/pkgs/OpenSource/host/lib/UhdAdaptor/Debug</text:p>
      <text:p text:style-name="P8">*** USB ***</text:p>
      <text:p text:style-name="P7">Recognition of the Cypress FX3 Chip by Fedora</text:p>
      <text:p text:style-name="P1">Run "lsusb" to get a list of USB devices on the system. Observe something like:<text:line-break/>[chris@loc-wdn-dev02 ~]$ lsusb<text:line-break/>Bus 001 Device 002: ID 8087:0024 Intel Corp. Integrated Rate Matching Hub<text:line-break/>Bus 002 Device 002: ID 8087:0024 Intel Corp. Integrated Rate Matching Hub<text:line-break/><text:soft-page-break/>Bus 003 Device 002: ID 1d50:608b OpenMoko, Inc. <text:s/><text:line-break/>Bus 003 Device 004: ID 0781:5530 SanDisk Corp. Cruzer</text:p>
      <text:p text:style-name="P1">1&gt; run "dmesg" to get a list of all device and see this.<text:line-break/>[ 1196.921888] usb 3-2: new high-speed USB device number 4 using xhci_hcd<text:line-break/>[ 1196.955469] usb 3-2: New USB device found, idVendor=1d50, idProduct=608b<text:line-break/>[ 1196.955476] usb 3-2: New USB device strings: Mfr=1, Product=2, SerialNumber=0<text:line-break/>[ 1196.955480] usb 3-2: Product: FX3<text:line-break/>[ 1196.955483] usb 3-2: Manufacturer: Cypress</text:p>
      <text:p text:style-name="P1"><text:span text:style-name="T2">USB Access requires special permissions.<text:line-break/></text:span><text:span text:style-name="T3">The USB access only requires special permissions to "open" the device if not properly installed. A quick way to determine permissions is to run the following command using the device "product id".<text:line-break/>$lsusb -v -d:608b<text:line-break/>If you see a response of "Couldn't open device, some information will be missing", this indicates that the permissions have not properly been setup.</text:span></text:p>
      <text:p text:style-name="P10">Setup for a New ASR-2300 USB Installation (USRP1)</text:p>
      <text:p text:style-name="P1">Software Installation</text:p>
      <text:p text:style-name="P1">The udev daemon is used by some Linux distributions to handle plug/unplug events for usb devices. By default, this device activity requires adminstration privilages (root) on Linux. You will need to add a new group called Asr2300 and then add yourself to to this group.</text:p>
      <text:p text:style-name="P1">1. Add a group: su /usr/sbin/groupadd Asr2300</text:p>
      <text:p text:style-name="P1">2. Add a user to the group: /usr/sbin/usermod -G Asr2300 -a chris</text:p>
      <text:p text:style-name="P1">3. Create a file in the directory "/etc/udev/rules.d" and name it "99-Asr2300.rules" (note the "Asr2300" is also the group name).</text:p>
      <text:p text:style-name="P1">4. Reload the attributes with this command (to activate that stuff):<text:line-break/>$ sudo udevadm control --reload-rules</text:p>
      <text:p text:style-name="P1"><text:soft-page-break/>SUBSYSTEMS=="usb",ATTRS{idVendor}=="1d50", ATTRS{idProduct}=="608b",MODE:="0666",GROUP="Asr2300"</text:p>
      <text:p text:style-name="P1">You could echo that above text for the following...<text:line-break/>echo 'ATTR... ' &gt; tmpFile<text:line-break/>su root<text:line-break/>chown root.root tmpfile<text:line-break/>mv tmpfile /etc/udev/rules.d/99-Asr2300.rules<text:line-break/>udevadm control --reload-rules (load new stuff)<text:line-break/>lsusb | grep 1d50:608b <text:s text:c="2"/>(show you installed it ok).<text:line-break/>exit</text:p>
      <text:p text:style-name="P1">Note my groups with "Asr2300" as the primary. (note that the Asr2300 matches that found in the 99-Asr2300.rules name. I had to reboot Fedora after all of this.</text:p>
      <text:p text:style-name="P1">$ groups chris</text:p>
      <text:p text:style-name="P1">chris : Asr2300 wheel users dialout usrp<text:line-break/>After the driver is installed issue the command "lsusb". To see additional information use the command "lsusb -v -d:<text:span text:style-name="T3">608b</text:span>"</text:p>
      <text:p text:style-name="P1">?? Setup information can be found here for "udev for the usrp"</text:p>
      <text:p text:style-name="P1">&lt;http://gnuradio.org/redmine/projects/gnuradio/wiki/UdevConfig&gt;</text:p>
      <text:p text:style-name="P1">1) Define a group: sudo groupadd usrp (change usrp to A2300).<text:line-break/>2) Add users to the group: sudio usermod <text:s/></text:p>
      <text:p text:style-name="P1">${workspace_loc}/lib/A2300Usb/Debug/</text:p>
      <text:p text:style-name="P1">Eclipse software build for a simple application (no gnuradio).</text:p>
      <text:p text:style-name="P1">The gnuradio eclipse project "workspace" is here: <text:line-break/>"/home/chris/Projects/WksAsr2300/pkgs/OpenSource/host/". This project includes the Directories of:<text:line-break/>A2300Identify<text:line-break/><text:soft-page-break/>A2300Usb<text:line-break/>Common<text:line-break/>UhdAdaptor</text:p>
      <text:p text:style-name="P1">Creators of custom hardware can create drivers that use the UHD API. These drivers can be built as dynamically loadable modules that the UHD will load at runtime.</text:p>
      <text:p text:style-name="P1">For a module to be loaded at runtime, it must be:</text:p>
      <text:list xml:id="list383553204" text:style-name="L1">
        <text:list-item>
          <text:p text:style-name="P16">found in the UHD_MODULE_PATH environment variable,</text:p>
        </text:list-item>
        <text:list-item>
          <text:p text:style-name="P12">installed into the &lt;prefix&gt;/share/uhd/modules directory,</text:p>
        </text:list-item>
        <text:list-item>
          <text:p text:style-name="P19">or installed into /usr/share/uhd/modules directory (unix only).</text:p>
        </text:list-item>
      </text:list>
      <text:p text:style-name="P3">Custom motherboard</text:p>
      <text:p text:style-name="P2">Create a new device driver when the driver in lib/usrp/ cannot support your custom FPGA or hardware modifications. Make a copy of the relevant driver code in lib/usrp/, make mods, and rename the class. The new device code should register itself into the discovery and factory system.</text:p>
      <text:p text:style-name="P4">(see /Projects/gnuradio/src/uhd/host/lib/usrp/)<text:line-break/></text:p>
      <text:p text:style-name="P3">Custom daughterboard</text:p>
      <text:p text:style-name="P2">Use code from an existing daughterboard in lib/usrp/dboard/* as an example. Your daughterboard code should subclass an rx dboard, rx dboard, or xcvr dboard; and it should respond to calls to get and set properties. The new daughterboard code should register itself into the dboard manager with a unique rx and/or tx 16 bit identification number. </text:p>
      <text:p text:style-name="P4"/>
      <text:p text:style-name="P6">Installation Notes (Step 1).</text:p>
      <text:p text:style-name="P6"/>
      <text:p text:style-name="P6">/home/chris/Projects/gnuradio/src</text:p>
      <text:p text:style-name="P6"/>
      <text:p text:style-name="P6">wget http://www.sbrac.org/files/build-gnuradio &amp;&amp; chmod a+x ./build-gnuradio &amp;&amp; ./build-gnuradio</text:p>
      <text:p text:style-name="P6"/>
      <text:p text:style-name="P6">edit .bash_profile to change</text:p>
      <text:p text:style-name="P6"><text:tab/>export PATH</text:p>
      <text:p text:style-name="P6">to:</text:p>
      <text:p text:style-name="P6"><text:tab/>export PATH</text:p>
      <text:p text:style-name="P6"><text:tab/>export PYTHONPATH=/usr/local/lib64/python2.7/site-packages</text:p>
      <text:p text:style-name="P6"/>
      <text:p text:style-name="P6">source .bash_profile</text:p>
      <text:p text:style-name="P6"/>
      <text:p text:style-name="P6">UHD</text:p>
      <text:p text:style-name="P6"><text:soft-page-break/>Proprietary software can link to the UHD and not have to open source their code.</text:p>
      <text:p text:style-name="P6"/>
      <text:p text:style-name="P6">UHD Requirements:</text:p>
      <text:p text:style-name="P6">&gt; Git Account</text:p>
      <text:p text:style-name="P6">&gt; C++ compiler (gcc, msvc)</text:p>
      <text:p text:style-name="P6">&gt; CMake 2.6 (or higher)</text:p>
      <text:p text:style-name="P6">&gt; Boost 1.36 (or higher)</text:p>
      <text:p text:style-name="P6">&gt; LibUSB 1.0 (or higher)</text:p>
      <text:p text:style-name="P6">&gt; Python 2.6 (or higher)</text:p>
      <text:p text:style-name="P6">&gt; Cheetah 2.6 (or higher</text:p>
      <text:p text:style-name="P6">&gt; Doxygen</text:p>
      <text:p text:style-name="P6">&gt; Docutils</text:p>
      <text:p text:style-name="P6"/>
      <text:p text:style-name="P6">Python 101</text:p>
      <text:p text:style-name="P6">1. How to find a uhd device:</text:p>
      <text:p text:style-name="P22">d = uhd.find_devices(uhd.device_addr(options.args))</text:p>
      <text:p text:style-name="P5">uhd_type = d[0].get('type')<text:line-break/>if( uhd_type == "asr-2300")<text:line-break/><text:tab/>tr0 = uhd.tune_request(freq0)</text:p>
      <text:p text:style-name="P5"/>
      <text:p text:style-name="P5">Software Installation Notes:<text:line-break/>gnuradio source is can be downloaded from the github using the following command:<text:line-break/>&gt; git clone http://git.gnuradio.org/git/gnuradio.git</text:p>
      <text:p text:style-name="P5"><text:line-break/>We installed gnuradio-0:3.6.5-2<text:line-break/>Which version of boost am I using? (mine says 0:1.50)<text:line-break/>&gt; repoquery yum repository boost&lt;CR&gt;</text:p>
      <text:p text:style-name="P5">gnuradio source<text:line-break/>gnuradio/gnuradio = build directory<text:line-break/>Refer to the gnuradio.org website for build instructions.<text:line-break/></text:p>
      <text:p text:style-name="P23"/>
      <text:p text:style-name="P6">pwd&gt; /home/chris/Projects/gnuradio/src/gnuradio/build</text:p>
      <text:p text:style-name="P6">cmake -DCMAKE_BUILD_TYPE=Debug ../</text:p>
      <text:p text:style-name="P6">make &amp;&amp; make test</text:p>
      <text:p text:style-name="P6"/>
      <text:p text:style-name="P6"/>
      <text:p text:style-name="P6"/>
      <text:p text:style-name="P6"/>
      <text:p text:style-name="P6">98% tests passed, 3 tests failed out of 175</text:p>
      <text:p text:style-name="P23"/>
      <text:p text:style-name="P23">Total Test time (real) = <text:s/>80.61 sec</text:p>
      <text:p text:style-name="P23"/>
      <text:p text:style-name="P23">The following tests FAILED:</text:p>
      <text:p text:style-name="P23"><text:tab/> <text:s/>4 - qa_tag_utils (Failed)</text:p>
      <text:p text:style-name="P23"><text:tab/> <text:s/>5 - qa_feval (Failed)</text:p>
      <text:p text:style-name="P23"><text:tab/> <text:s/>6 - qa_kludged_imports (Failed)</text:p>
      <text:p text:style-name="P23">Errors while running CTest</text:p>
      <text:p text:style-name="P6"/>
      <text:p text:style-name="P6">USB Transport (LibUSB)</text:p>
      <text:p text:style-name="P6"/>
      <text:p text:style-name="P23">The USB transport is implemented with LibUSB. LibUSB provides an asynchronous API for USB bulk transfers.</text:p>
      <text:p text:style-name="P24">Transport parameters</text:p>
      <text:p text:style-name="P11">The following parameters can be used to alter the transport's default behavior:</text:p>
      <text:list xml:id="list1285322995" text:style-name="L2">
        <text:list-item>
          <text:p text:style-name="P17">recv_frame_size: The size of a single receive transfers in bytes</text:p>
        </text:list-item>
        <text:list-item>
          <text:p text:style-name="P13">num_recv_frames: The number of simultaneous receive transfers</text:p>
        </text:list-item>
        <text:list-item>
          <text:p text:style-name="P13">send_frame_size: The size of a single send transfers in bytes</text:p>
        </text:list-item>
        <text:list-item>
          <text:p text:style-name="P20">num_send_frames: The number of simultaneous send transfers</text:p>
        </text:list-item>
      </text:list>
      <text:p text:style-name="P24">Setup Udev for USB (Linux)</text:p>
      <text:p text:style-name="P11">On Linux, Udev handles USB plug and unplug events. The following commands install a Udev rule so that non-root users may access the device:</text:p>
      <text:p text:style-name="P18">cd &lt;install-path&gt;/share/uhd/utils</text:p>
      <text:p text:style-name="P14">sudo cp uhd-usrp.rules /etc/udev/rules.d/</text:p>
      <text:p text:style-name="P21">sudo udevadm control --reload-rules</text:p>
      <text:p text:style-name="P15">After the update you can run the following command:</text:p>
      <text:p text:style-name="P4">$ lsusb -v -d:00ff</text:p>
      <text:p text:style-name="P4">Bus 003 Device 011: ID ffff:00ff <text:s/></text:p>
      <text:p text:style-name="P4">Couldn't open device, some information will be missing</text:p>
      <text:p text:style-name="P4">(this output indicates you do not have "driver" access.</text:p>
      <text:p text:style-name="P4"/>
      <text:p text:style-name="P4">Eclipse Linkage.</text:p>
      <text:p text:style-name="P4">uhd</text:p>
      <text:p text:style-name="P4">boost_system</text:p>
      <text:p text:style-name="P4">boost_program_options</text:p>
      <text:p text:style-name="P4">dl</text:p>
      <text:p text:style-name="P4">Library Paths:</text:p>
      <text:p text:style-name="P4">/../Common/Debug</text:p>
      <text:p text:style-name="P4">/home/chris/Projects/gnuradio/src/uhd/host/build/lib</text:p>
      <text:p text:style-name="P4"/>
      <text:p text:style-name="P4">Notes on system startup.</text:p>
      <text:p text:style-name="P4">1) _dev = device::make(addr); // device_addr_t addr;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ligra="http://www.calligra.org/2005/" grddl:transformation="http://docs.oasis-open.org/office/1.2/xslt/odf2rdf.xsl">
  <office:font-face-decls>
    <style:font-face style:name="OpenSymbol" svg:font-family="OpenSymbol"/>
    <style:font-face style:name="Sans Serif" svg:font-family="'Sans Serif'"/>
    <style:font-face style:name="Verdana" svg:font-family="Verdana, Helvetica, Arial, sans-serif"/>
    <style:font-face style:name="Courier New" svg:font-family="'Courier New', courier" style:font-pitch="fixed"/>
    <style:font-face style:name="Sans Serif1" svg:font-family="'Sans Serif'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902in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00%" fo:text-align="start" style:justify-single-word="false" fo:hyphenation-ladder-count="no-limit" fo:text-indent="0in" style:auto-text-indent="false" fo:background-color="transparent">
        <style:background-image/>
      </style:paragraph-properties>
      <style:text-properties fo:color="#000000" style:text-line-through-style="none" style:font-name="San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transparent" fo:hyphenate="false" fo:hyphenation-remain-char-count="0" fo:hyphenation-push-char-count="0"/>
    </style:style>
    <style:style style:name="Bullet_20_List" style:display-name="Bullet List" style:family="paragraph" style:next-style-name="Head_20_1" style:list-style-name="L6">
      <style:paragraph-properties fo:keep-together="auto" fo:background-color="transparent">
        <style:background-image/>
      </style:paragraph-properties>
      <style:text-properties fo:font-variant="normal" fo:text-transform="none" style:text-line-through-style="none" style:font-name="Sans Serif" fo:font-size="10pt" fo:font-style="normal" style:text-underline-style="none" fo:font-weight="normal" fo:background-color="transparent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Enumerated_20_List" style:display-name="Enumerated List" style:family="paragraph" style:list-style-name="L4"/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A1" style:family="paragraph"/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Alphabetical_20_List" style:display-name="Alphabetical List" style:family="paragraph" style:list-style-name="L5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class="index">
      <style:paragraph-properties fo:margin-left="0in" fo:margin-right="0in" fo:text-indent="0in" style:auto-text-indent="false"/>
    </style:style>
    <style:style style:name="Contents_20_2" style:display-name="Contents 2" style:family="paragraph" style:class="index">
      <style:paragraph-properties fo:margin-left="0.111in" fo:margin-right="0in" fo:text-indent="0in" style:auto-text-indent="false"/>
    </style:style>
    <style:style style:name="Contents_20_3" style:display-name="Contents 3" style:family="paragraph" style:class="index">
      <style:paragraph-properties fo:margin-left="0.222in" fo:margin-right="0in" fo:text-indent="0in" style:auto-text-indent="false"/>
    </style:style>
    <style:style style:name="Contents_20_4" style:display-name="Contents 4" style:family="paragraph" style:class="index">
      <style:paragraph-properties fo:margin-left="0.3335in" fo:margin-right="0in" fo:text-indent="0in" style:auto-text-indent="false"/>
    </style:style>
    <style:style style:name="Contents_20_5" style:display-name="Contents 5" style:family="paragraph" style:class="index">
      <style:paragraph-properties fo:margin-left="0.4445in" fo:margin-right="0in" fo:text-indent="0in" style:auto-text-indent="false"/>
    </style:style>
    <style:style style:name="Contents_20_6" style:display-name="Contents 6" style:family="paragraph" style:class="index">
      <style:paragraph-properties fo:margin-left="0.5555in" fo:margin-right="0in" fo:text-indent="0in" style:auto-text-indent="false"/>
    </style:style>
    <style:style style:name="Contents_20_7" style:display-name="Contents 7" style:family="paragraph" style:class="index">
      <style:paragraph-properties fo:margin-left="0.6665in" fo:margin-right="0in" fo:text-indent="0in" style:auto-text-indent="false"/>
    </style:style>
    <style:style style:name="Contents_20_8" style:display-name="Contents 8" style:family="paragraph" style:class="index">
      <style:paragraph-properties fo:margin-left="0.778in" fo:margin-right="0in" fo:text-indent="0in" style:auto-text-indent="false"/>
    </style:style>
    <style:style style:name="Contents_20_9" style:display-name="Contents 9" style:family="paragraph" style:class="index">
      <style:paragraph-properties fo:margin-left="0.889in" fo:margin-right="0in" fo:text-indent="0in" style:auto-text-indent="false"/>
    </style:style>
    <style:style style:name="Contents_20_10" style:display-name="Contents 10" style:family="paragraph" style:class="index">
      <style:paragraph-properties fo:margin-left="1in" fo:margin-right="0in" fo:text-indent="0in" style:auto-text-indent="false"/>
    </style:style>
    <style:style style:name="Bibliography_20_article" style:display-name="Bibliography article" style:family="paragraph"/>
    <style:style style:name="Bibliography_20_book" style:display-name="Bibliography book" style:family="paragraph"/>
    <style:style style:name="Bibliography_20_booklet" style:display-name="Bibliography booklet" style:family="paragraph"/>
    <style:style style:name="Bibliography_20_conference" style:display-name="Bibliography conference" style:family="paragraph"/>
    <style:style style:name="Bibliography_20_email" style:display-name="Bibliography email" style:family="paragraph"/>
    <style:style style:name="Bibliography_20_inbook" style:display-name="Bibliography inbook" style:family="paragraph"/>
    <style:style style:name="Bibliography_20_incollection" style:display-name="Bibliography incollection" style:family="paragraph"/>
    <style:style style:name="Bibliography_20_inproceedings" style:display-name="Bibliography inproceedings" style:family="paragraph"/>
    <style:style style:name="Bibliography_20_journal" style:display-name="Bibliography journal" style:family="paragraph"/>
    <style:style style:name="Bibliography_20_manual" style:display-name="Bibliography manual" style:family="paragraph"/>
    <style:style style:name="Bibliography_20_mastersthesis" style:display-name="Bibliography mastersthesis" style:family="paragraph"/>
    <style:style style:name="Bibliography_20_misc" style:display-name="Bibliography misc" style:family="paragraph"/>
    <style:style style:name="Bibliography_20_phdthesis" style:display-name="Bibliography phdthesis" style:family="paragraph"/>
    <style:style style:name="Bibliography_20_proceedings" style:display-name="Bibliography proceedings" style:family="paragraph"/>
    <style:style style:name="Bibliography_20_techreport" style:display-name="Bibliography techreport" style:family="paragraph"/>
    <style:style style:name="Bibliography_20_unpublished" style:display-name="Bibliography unpublished" style:family="paragraph"/>
    <style:style style:name="Bibliography_20_www" style:display-name="Bibliography www" style:family="paragraph"/>
    <style:style style:name="Bibliography_20_custom1" style:display-name="Bibliography custom1" style:family="paragraph"/>
    <style:style style:name="Bibliography_20_custom2" style:display-name="Bibliography custom2" style:family="paragraph"/>
    <style:style style:name="Bibliography_20_custom3" style:display-name="Bibliography custom3" style:family="paragraph"/>
    <style:style style:name="Bibliography_20_custom4" style:display-name="Bibliography custom4" style:family="paragraph"/>
    <style:style style:name="Bibliography_20_custom5" style:display-name="Bibliography custom5" style:family="paragraph"/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6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11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1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1" text:footnotes-position="page" text:start-numbering-at="document"/>
    <text:notes-configuration text:note-class="endnote" text:citation-style-name="Endnote_20_Symbol" text:master-page-name="Endnote" style:num-format="1" text:start-value="1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calligra:specialborder-bottom="none" calligra:specialborder-left="none" calligra:specialborder-right="none" calligra:specialborder-top="non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title/>
    <meta:initial-creator>Unknown</meta:initial-creator>
    <meta:editing-cycles>61</meta:editing-cycles>
    <dc:date>2013-12-13T10:16:35</dc:date>
    <meta:creation-date>2013-08-14T09:33:32</meta:creation-date>
    <meta:editing-duration>PT10M50S</meta:editing-duration>
    <meta:document-statistic meta:table-count="0" meta:image-count="0" meta:object-count="0" meta:page-count="27" meta:paragraph-count="112" meta:word-count="1185" meta:character-count="8753"/>
    <meta:user-defined meta:name="email">Chris.Center@Loctronix.com</meta:user-defined>
  </office:meta>
</office:document-meta>
</file>